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6fa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6fa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6fa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6fa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6fa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6fa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6fa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6fa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6fa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6fa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6fa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6fa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6fa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6fa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6fa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6fa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6fa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gel Samuel  Payares Montie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8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0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gel José Payare Hi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08007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9.3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3"/>
    <meta:template xlink:type="simple" xlink:actuate="onRequest" xlink:title="Normal" xlink:href=""/>
  </office:meta>
</office:document-meta>
</file>